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ionException.getInvali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xception.ValidationException( Class invalidClass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